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9-10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8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7-1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6-1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5-0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4-0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3-12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4-01-1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12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11-1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10-1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9-1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8-0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7-13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6-06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5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4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3-0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2-09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3-01-09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12-0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11-10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10-07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9-12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8-1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7-0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6-09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5-10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4-0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3-07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2-07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2-01-13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12-06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11-0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10-0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9-1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8-0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7-0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6-0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5-1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4-0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3-09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2-10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1-01-0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12-0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11-0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10-0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9-10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8-1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7-09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6-0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5-0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4-1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3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2-0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20-01-0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11-0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10-04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9-04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8-0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7-0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6-0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5-0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3-05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2-0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9-01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12-0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11-02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10-0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9-0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8-0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7-0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6-06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5-1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4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3-07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2-0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8-01-0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12-0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11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9-0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8-03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7-10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6-0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5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4-06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3-03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2-0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7-01-0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12-0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11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10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8-0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7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6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5-0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4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3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2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6-01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12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11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10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9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8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7-0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6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5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3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2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5-01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11-1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10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9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8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6-1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2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12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11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10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07-0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06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03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02-1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3-01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12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11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10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8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7-1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5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3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2-0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2-01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12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11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10-0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9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8-0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6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5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4-0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2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11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10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9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8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6-2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6-0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5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4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3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2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10-01-0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12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11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10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8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7-0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6-0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4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3-1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9-01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12-0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11-0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10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9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8-0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7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6-0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5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4-0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2-1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8-01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12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11-0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10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9-1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8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7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6-0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5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4-0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3-0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11-09 0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151060112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41" meta:object-count="0"/>
    <meta:user-defined meta:name="AppVersion">3.0</meta:user-defined>
  </office:meta>
</office:document-meta>
</file>